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aco" svg:font-family="Monaco" style:font-family-generic="modern" style:font-pitch="fixed"/>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Monaco" fo:font-size="10.5pt" style:font-size-asian="9.14999961853027pt" style:font-size-complex="10.5pt"/>
    </style:style>
    <style:style style:name="P2" style:family="paragraph" style:parent-style-name="Standard">
      <style:text-properties style:font-name="Monaco" fo:font-size="10.5pt" officeooo:paragraph-rsid="001a914e" style:font-size-asian="9.14999961853027pt" style:font-size-complex="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mportant Pointers for Exams – 1</text:p>
      <text:p text:style-name="P1"/>
      <text:p text:style-name="P2">To upgrade to the latest acceptable version of each provider, </text:p>
      <text:p text:style-name="P2">run terraform init -upgrade</text:p>
      <text:p text:style-name="P1">Terraform Init<text:tab/>It will not create any sample files like example.tf</text:p>
      <text:p text:style-name="P1">Terraform apply will also write data to the terraform.tfstate file.</text:p>
      <text:p text:style-name="P1">Terraform Refresh<text:tab/>This does not modify infrastructure but does modify the state file.</text:p>
      <text:p text:style-name="P1">Terraform Validate<text:tab/>Validation requires an initialized working directory with any referenced plugins and modules installed<text:tab/></text:p>
      <text:p text:style-name="P1">Provisioners are inside the resource block.</text:p>
      <text:p text:style-name="P1"/>
      <text:p text:style-name="P1">Important Pointers for Exams - 2</text:p>
      <text:p text:style-name="P1">TF_LOG=TRACE <text:s/>To persist logged output, you can set TF_LOG_PATH</text:p>
      <text:p text:style-name="P1">prior to running terraform import, it is necessary to write a resource</text:p>
      <text:p text:style-name="P1">configuration block manually for the resource, to which the imported object will be mapped </text:p>
      <text:p text:style-name="P1">terraform import aws_instance.myec2 instance-id</text:p>
      <text:p text:style-name="P1">The expression of a local value can refer to other locals, but as usual reference cycles are not allowed. That is, a local cannot refer to itself or to a variable that refers (directly or indirectly) back to it.</text:p>
      <text:p text:style-name="P1">Workspaces allow multiple state files of a single configuration.</text:p>
      <text:p text:style-name="P1">Sensitive output values are still recorded in the state, and so will be visible to anyone who is able to access the state data.</text:p>
      <text:p text:style-name="P1">Version constraints are supported only for modules installed from a module registry, such as the Terraform Registry or Terraform Cloud's private module registry.</text:p>
      <text:p text:style-name="P1">Terraform Registry<text:tab/>&lt;NAMESPACE&gt;/&lt;NAME&gt;/&lt;PROVIDER&gt;<text:tab/></text:p>
      <text:p text:style-name="P1">Private Registry <text:tab/>&lt;HOSTNAME&gt;/&lt;NAMESPACE&gt;/&lt;NAME&gt;/&lt;PROVIDER&gt;<text:tab/></text:p>
      <text:p text:style-name="P1">ami = lookup(var.ami,var.region)</text:p>
      <text:p text:style-name="P1">===&gt; Using lookup function, it checks the value <text:s/>var.region in var.ami and use that matching value Here its ami['ap-south-1] -&gt; ami-0470e33cd681b2476</text:p>
      <text:p text:style-name="P1">Name = element(var.tags,count.index)</text:p>
      <text:p text:style-name="P1">===&gt; Using element function retrieves a single element from a list.</text:p>
      <text:p text:style-name="P1">Terraform Cloud always encrypts the state at rest and protects it with TLS in transit. Terraform Cloud also knows the identity of the user requesting state and maintains a history of state changes.</text:p>
      <text:p text:style-name="P1">You can store the credentials outside of terraform configuration.</text:p>
      <text:p text:style-name="P1"/>
      <text:p text:style-name="P1">Important Pointers for Exams - 4</text:p>
      <text:p text:style-name="P1">Provider Configuration block is not mandatory for all the terraform configuration</text:p>
      <text:p text:style-name="P1">There are three primary benefits of Infrastructure as Code tools</text:p>
      <text:p text:style-name="P1">Automation, Versioning, and Reusability</text:p>
      <text:p text:style-name="P1">Various IAC Tools Available in the market:</text:p>
      <text:p text:style-name="P1">Terraform</text:p>
      <text:p text:style-name="P1">CloudFormation</text:p>
      <text:p text:style-name="P1">Azure Resource Manager</text:p>
      <text:p text:style-name="P1">Google Cloud Deployment Manager</text:p>
      <text:p text:style-name="P1">Sentinel is a proactive service.</text:p>
      <text:p text:style-name="P1">Terraform Refresh does not modify the infrastructure but it modifies the state file</text:p>
      <text:p text:style-name="P1">Slice Function is not part of the string function. Others like join, split, chomp are part of it.</text:p>
      <text:p text:style-name="P1">It is not mandatory to include the module version argument while pulling the code from terraform registry.</text:p>
      <text:p text:style-name="P1">Overuse of dynamic blocks can make configuration hard to read and maintain.</text:p>
      <text:p text:style-name="P1">Terraform Apply can change, destroy and provision resources but cannot import any resource.</text:p>
      <text:p text:style-name="P1"><text:soft-page-break/></text:p>
      <text:p text:style-name="P1">Important Pointers for Exams - 5</text:p>
      <text:p text:style-name="P1">Terraform Enterprise provides several added advantage compared to Terraform Cloud.</text:p>
      <text:p text:style-name="P1">Some of these include:</text:p>
      <text:p text:style-name="P1">Single Sign-On</text:p>
      <text:p text:style-name="P1">Auditing</text:p>
      <text:p text:style-name="P1">Private Data Center Networking</text:p>
      <text:p text:style-name="P1">Clustering</text:p>
      <text:p text:style-name="P1">Team &amp; Governance features are not available for Terraform Cloud Free (Paid)</text:p>
      <text:p text:style-name="P1">If you have variables with undefined values, it will not directly result in an error. Terraform will ask you to supply the value associated with them.</text:p>
      <text:p text:style-name="P1">The environment variables must be in the format TF_VAR_name</text:p>
      <text:p text:style-name="P1">List contains multiple values of same type while object can contain multiple values of different type.</text:p>
      <text:p text:style-name="P1">Backends are configured directly in Terraform files in the terraform section.</text:p>
      <text:p text:style-name="P1">After configuring a backend, it has to be initialized</text:p>
      <text:p text:style-name="P1">BackEnd Configuration</text:p>
      <text:p text:style-name="P1">First Time Configuration:</text:p>
      <text:p text:style-name="P1">When configuring a backend for the first time (moving from no defined backend to explicitly configuring one), Terraform will give you the option to migrate your state to the new backend.This lets you adopt backends without losing any existing state</text:p>
      <text:p text:style-name="P1">Partial Time Configuration:</text:p>
      <text:p text:style-name="P1">You do not need to specify every required argument in the backend configuration. Omitting certain arguments may be desirable to avoid storing secrets, such as access keys, within the main configuration.</text:p>
      <text:p text:style-name="P1">With a partial configuration, the remaining configuration arguments must be provided as part of the initialization process.</text:p>
      <text:p text:style-name="P1">The terraform taint command manually marks a Terraform-managed resource as tainted, forcing it to be destroyed and recreated on the next apply.</text:p>
      <text:p text:style-name="P1">Once a resource is marked as tainted, the next plan will show that the resource will be destroyed and recreated and the next apply will implement this change.</text:p>
      <text:p text:style-name="P1">terraform apply -var-file="testing.tfvars"</text:p>
      <text:p text:style-name="P1"/>
      <text:p text:style-name="P1">Important Pointers for Exams - 6</text:p>
      <text:p text:style-name="P1">Terraform Workspace</text:p>
      <text:p text:style-name="P1">Workspaces are managed with the terraform workspace set of commands.</text:p>
      <text:p text:style-name="P1">State File Directory = terraform.tfstate.d</text:p>
      <text:p text:style-name="P1">Not suitable for isolation for strong separation between workspace (stage/prod)</text:p>
      <text:p text:style-name="P1">Cloud Providers has certain amount of rate limiting set so Terraform can only request certain amount of resources over a period of time.</text:p>
      <text:p text:style-name="P1">It is important to break larger configurations into multiple smaller configurations that can be independently applied.</text:p>
      <text:p text:style-name="P1">Alternatively, you can make use of -refresh=false and target flag for a workaround (not recommended)</text:p>
      <text:p text:style-name="P1">lookup retrieves the value of a single element from a map</text:p>
      <text:p text:style-name="P1">lookup(map, key, default)</text:p>
      <text:p text:style-name="P1">Various commands runs terraform refresh implicitly, some of these include:</text:p>
      <text:p text:style-name="P1">terraform [plan, apply, destroy]</text:p>
      <text:p text:style-name="P1">Others like terraform [init, import] do not run refresh implictly.</text:p>
      <text:p text:style-name="P1">Various variable definition files will be loaded automatically in terraform. These include:</text:p>
      <text:p text:style-name="P1">terraform.tfvars</text:p>
      <text:p text:style-name="P1">terraform.tfvars.json</text:p>
      <text:p text:style-name="P1">Any files with names ending in .auto.tfvars.json</text:p>
      <text:p text:style-name="P1"><text:soft-page-break/>Both implicit and explicit dependency information is stored in terraform.tfstate file.</text:p>
      <text:p text:style-name="P2">terraform init -upgrade updates all previously installed plugins to the newest version.</text:p>
      <text:p text:style-name="P2">Array Datatype is not supported in Terraform.</text:p>
      <text:p text:style-name="P2"/>
      <text:p text:style-name="P2">Updated - Important Pointers for Exams</text:p>
      <text:p text:style-name="P1"/>
      <text:p text:style-name="P1">1. List:</text:p>
      <text:p text:style-name="P1"/>
      <text:p text:style-name="P1">list(...): a sequence of values identified by consecutive whole numbers starting with zero. The keyword list is a shorthand for list(any), which accepts any element type as long as every element is the same type</text:p>
      <text:p text:style-name="P1"/>
      <text:p text:style-name="P1">2. Variable Names</text:p>
      <text:p text:style-name="P1"/>
      <text:p text:style-name="P1">We cannot use all words within variable names. Terraform reserves some additional names that can no longer be used as input variable names for modules. These reserved names are:</text:p>
      <text:p text:style-name="P1"/>
      <text:p text:style-name="P1">count</text:p>
      <text:p text:style-name="P1">depends_on</text:p>
      <text:p text:style-name="P1">for_each</text:p>
      <text:p text:style-name="P1">lifecycle</text:p>
      <text:p text:style-name="P1">providers</text:p>
      <text:p text:style-name="P1">source</text:p>
      <text:p text:style-name="P1"/>
      <text:p text:style-name="P1"/>
      <text:p text:style-name="P1">3. Index Function</text:p>
      <text:p text:style-name="P1"/>
      <text:p text:style-name="P1">index finds the element index for a given value in a list.</text:p>
      <text:p text:style-name="P1"/>
      <text:p text:style-name="P1">4. Terraform Enterprise</text:p>
      <text:p text:style-name="P1"/>
      <text:p text:style-name="P1">Before mid-2019, all distributions of Terraform Cloud used to be called Terraform Enterprise; the self-hosted distribution was called Private Terraform Enterprise (PTFE).</text:p>
      <text:p text:style-name="P1"/>
      <text:p text:style-name="P1">Terraform Enterprise supports the following data storage:</text:p>
      <text:p text:style-name="P1"/>
      <text:p text:style-name="P1">PostgresSQL</text:p>
      <text:p text:style-name="P2">Any S3-compatible object storage service, </text:p>
      <text:p text:style-name="P2">GCP Cloud Storage</text:p>
      <text:p text:style-name="P2">Azure blob storage </text:p>
      <text:p text:style-name="P2">meets Terraform Enterprise's object storage requirements.</text:p>
      <text:p text:style-name="P1">If you already run your own Vault cluster in production, you can configure Terraform Enterprise to use that instead of running its own internal Vault instance.</text:p>
      <text:p text:style-name="P1"/>
      <text:p text:style-name="P1">5. VCS Provider Support for Terraform Provider</text:p>
      <text:p text:style-name="P1">GitHub.com</text:p>
      <text:p text:style-name="P1">GitHub.com (OAuth)</text:p>
      <text:p text:style-name="P1">GitHub Enterprise</text:p>
      <text:p text:style-name="P1">GitLab.com</text:p>
      <text:p text:style-name="P1">GitLab EE and CE</text:p>
      <text:p text:style-name="P1">Bitbucket Cloud</text:p>
      <text:p text:style-name="P1">Bitbucket Server</text:p>
      <text:p text:style-name="P1">Azure DevOps Server</text:p>
      <text:p text:style-name="P1">Azure DevOps Services</text:p>
      <text:p text:style-name="P1"><text:soft-page-break/>6. Miscellaneous Pointer</text:p>
      <text:p text:style-name="P1"/>
      <text:p text:style-name="P1">1. GitHub is not the supported backend type in Terraform.</text:p>
      <text:p text:style-name="P1"/>
      <text:p text:style-name="P1">2. When running terraform init, the plugins are downloaded in the sub-directory of the present working directory at the path of .terraform/plugins</text:p>
      <text:p text:style-name="P1"/>
      <text:p text:style-name="P1">3. API and CLI access for Terraform Cloud can be managed through API tokens that can be generated from Terraform Cloud UI.</text:p>
      <text:p text:style-name="P1"/>
      <text:p text:style-name="P1">4. Terraform uses Parallelism to reduce the time it takes to create the resource. By default, this value is set to 10</text:p>
      <text:p text:style-name="P1"/>
      <text:p text:style-name="P1">5. Terraform recommends using an Indent two spaces for each nesting level.</text:p>
      <text:p text:style-name="P1"/>
      <text:p text:style-name="P1">ami <text:s text:c="10"/>= "abc123"</text:p>
      <text:p text:style-name="P1">instance_type = "t2.micro"</text:p>
      <text:p text:style-name="P1"/>
      <text:p text:style-name="P1">6. Following are the two CLI configuration file for Terraform:</text:p>
      <text:p text:style-name="P1">.terraformrc</text:p>
      <text:p text:style-name="P1">terraform.rc</text:p>
      <text:p text:style-name="P1"/>
      <text:p text:style-name="P1">7. The terraform get command is used to download and update modules mentioned in the root module.</text:p>
      <text:p text:style-name="P1"/>
      <text:p text:style-name="P1">8. The Sentinel command-line interface (CLI) allows for the developing and testing of policies outside of a particular Sentinel implementation</text:p>
      <text:p text:style-name="P1"/>
      <text:p text:style-name="P1">9. Important Fill in The Blank Pointer:</text:p>
      <text:p text:style-name="P1"/>
      <text:p text:style-name="P1">The flag to save plan to a file: <text:s/>-out=FILENAME</text:p>
      <text:p text:style-name="P1"/>
      <text:p text:style-name="P1">Name of the Default State file: terraform.tfstat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aco" svg:font-family="Monaco" style:font-family-generic="modern" style:font-pitch="fixed"/>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tr" fo:country="T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30T23:05:35.348342582</meta:creation-date>
    <dc:date>2023-11-30T23:19:26.867455962</dc:date>
    <meta:editing-duration>PT1M51S</meta:editing-duration>
    <meta:editing-cycles>1</meta:editing-cycles>
    <meta:document-statistic meta:table-count="0" meta:image-count="0" meta:object-count="0" meta:page-count="4" meta:paragraph-count="130" meta:word-count="1229" meta:character-count="8154" meta:non-whitespace-character-count="7033"/>
    <meta:generator>LibreOffice/7.3.7.2$Linux_X86_64 LibreOffice_project/30$Build-2</meta:generator>
  </office:meta>
</office:document-meta>
</file>